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LocatorWrapper.setLocator( 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LocatorWrapper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LocatorWrapper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LocatorWrapper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LocatorWrapper.getLiteral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LocatorWrapper.getBas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LocatorWrapper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LocatorWrapper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LocatorWrapper.SAXLocato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XLocatorWrapper.getExpanded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LocatorWrapper.ge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LocatorWrapper.getXML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